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  <style:text-properties officeooo:paragraph-rsid="000aae88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1ece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399973152" text:id="ct10720239997315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7202399974400" text:id="ct10720239997440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7202399974192" text:id="ct10720239997419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4" text:outline-level="1"><text:change text:change-id="ct107202399973152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7202399974400"/><text:change-start text:change-id="ct107202399974192"/>Version History<text:change-end text:change-id="ct10720239997419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b1e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2:32.928929147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4.1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21S</meta:editing-duration>
    <meta:generator>LibreOffice/4.4.0.3$MacOSX_X86_64 LibreOffice_project/de093506bcdc5fafd9023ee680b8c60e3e0645d7</meta:generator>
    <dc:date>2015-02-24T17:32:32.826065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9" meta:character-count="490" meta:non-whitespace-character-count="418"/>
  </office:meta>
</office:document-meta>
</file>